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paragraph-properties fo:line-height="150%"/>
      <style:text-properties officeooo:rsid="0014c2dc" officeooo:paragraph-rsid="0014c2dc"/>
    </style:style>
    <style:style style:name="P2" style:family="paragraph" style:parent-style-name="Standard">
      <style:paragraph-properties fo:line-height="150%" fo:text-align="center" style:justify-single-word="false"/>
      <style:text-properties style:text-underline-style="solid" style:text-underline-width="auto" style:text-underline-color="font-color" officeooo:rsid="0014c2dc" officeooo:paragraph-rsid="0014c2dc"/>
    </style:style>
    <style:style style:name="P3" style:family="paragraph" style:parent-style-name="Standard">
      <style:paragraph-properties fo:line-height="150%" fo:text-align="start" style:justify-single-word="false"/>
      <style:text-properties style:text-underline-style="none" officeooo:rsid="0014c2dc" officeooo:paragraph-rsid="0014c2dc"/>
    </style:style>
    <style:style style:name="P4" style:family="paragraph" style:parent-style-name="Standard">
      <style:paragraph-properties fo:line-height="150%"/>
      <style:text-properties officeooo:paragraph-rsid="0014c2dc"/>
    </style:style>
    <style:style style:name="T1" style:family="text">
      <style:text-properties officeooo:rsid="0014c2d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ext:span text:style-name="T1">Richard Yeung</text:span></text:p>
      <text:p text:style-name="P1">CSC 332</text:p>
      <text:p text:style-name="P2">Project #1</text:p>
      <text:p text:style-name="P2"/>
      <text:p text:style-name="P3"><text:tab/>The reason why people might use linked list/circular list is because they are dealing with data that cannot be handled through conventional means. For instance, if the number is larger than the maximum the data type can handle (i.e. when a number is larger than the maximum int value). <text:tab/></text:p>
      <text:p text:style-name="P3"><text:tab/>The advantages of linked list over circular list, is that, from my experience, it is easier to code and there is less need for consideration. For instance, at the end of a linked list is a null node. In circular list there is no null node because the tail end of the list connects back to the head. This does somewhat act as an advantage since you can loop back to the beginning of the list when needed. </text:p>
      <text:p text:style-name="P3"><text:tab/>There may be some cases when these types of data structures are needed. When data gets too big for the standard data types, we can use linked list as a substitute since you can make as many nodes as your computer can handle. For circular linked list, this can be used for cases where repetition is needed where a node is always present, like in a game where players take turn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3-02-07T10:15:24.076399051</meta:creation-date>
    <dc:date>2023-02-07T10:25:33.701264178</dc:date>
    <meta:editing-duration>PT10M10S</meta:editing-duration>
    <meta:editing-cycles>1</meta:editing-cycles>
    <meta:document-statistic meta:table-count="0" meta:image-count="0" meta:object-count="0" meta:page-count="1" meta:paragraph-count="6" meta:word-count="204" meta:character-count="1101" meta:non-whitespace-character-count="897"/>
    <meta:generator>LibreOffice/7.1.1.2$MacOSX_X86_64 LibreOffice_project/fe0b08f4af1bacafe4c7ecc87ce55bb426164676</meta:generator>
  </office:meta>
</office:document-meta>
</file>